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Courier" svg:font-family="Courier, monospace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</office:font-face-decls>
  <office:automatic-styles>
    <style:style style:name="Table7" style:family="table">
      <style:table-properties style:width="14.649cm" table:align="margins" style:may-break-between-rows="false"/>
    </style:style>
    <style:style style:name="Table7.A" style:family="table-column">
      <style:table-column-properties style:column-width="1.773cm" style:rel-column-width="7931*"/>
    </style:style>
    <style:style style:name="Table7.B" style:family="table-column">
      <style:table-column-properties style:column-width="2.962cm" style:rel-column-width="13250*"/>
    </style:style>
    <style:style style:name="Table7.C" style:family="table-column">
      <style:table-column-properties style:column-width="9.915cm" style:rel-column-width="4435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 style:data-style-name="N0">
      <style:table-cell-properties style:vertical-align="top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ing">
      <style:text-properties fo:font-size="2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Bibliography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15cm" style:type="right" style:leader-style="dotted" style:leader-text="."/>
        </style:tab-stops>
      </style:paragraph-properties>
    </style:style>
    <style:style style:name="P8" style:family="paragraph" style:parent-style-name="Preformatted_20_Text">
      <style:paragraph-properties fo:margin-left="1.307cm" fo:margin-right="1.282cm" fo:text-indent="0cm" style:auto-text-indent="false"/>
    </style:style>
    <style:style style:name="P9" style:family="paragraph" style:parent-style-name="Preformatted_20_Text">
      <style:paragraph-properties fo:margin-left="1.355cm" fo:margin-right="1.307cm" fo:text-indent="0cm" style:auto-text-indent="fals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4.15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3.65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3.15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22ce59" officeooo:paragraph-rsid="0022ce59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text-properties officeooo:rsid="0022ce59" officeooo:paragraph-rsid="0022ce59"/>
    </style:style>
    <style:style style:name="P19" style:family="paragraph" style:parent-style-name="Heading_20_2">
      <style:text-properties officeooo:rsid="00232242" officeooo:paragraph-rsid="00232242"/>
    </style:style>
    <style:style style:name="P20" style:family="paragraph" style:parent-style-name="Heading_20_2">
      <style:paragraph-properties fo:break-before="page"/>
      <style:text-properties officeooo:rsid="00232242" officeooo:paragraph-rsid="00232242"/>
    </style:style>
    <style:style style:name="P21" style:family="paragraph" style:parent-style-name="Heading_20_2" style:list-style-name=""/>
    <style:style style:name="P22" style:family="paragraph" style:parent-style-name="Heading_20_2" style:list-style-name="">
      <style:text-properties officeooo:rsid="00255463" officeooo:paragraph-rsid="00255463"/>
    </style:style>
    <style:style style:name="P23" style:family="paragraph" style:parent-style-name="Heading_20_2">
      <style:text-properties officeooo:rsid="00255463" officeooo:paragraph-rsid="00255463"/>
    </style:style>
    <style:style style:name="P24" style:family="paragraph" style:parent-style-name="Heading_20_2">
      <style:text-properties officeooo:rsid="00269c85" officeooo:paragraph-rsid="00269c85"/>
    </style:style>
    <style:style style:name="P25" style:family="paragraph" style:parent-style-name="Heading_20_2">
      <style:text-properties officeooo:rsid="00269d04" officeooo:paragraph-rsid="00269d04"/>
    </style:style>
    <style:style style:name="P26" style:family="paragraph" style:parent-style-name="Heading_20_2">
      <style:text-properties officeooo:rsid="00281b4f" officeooo:paragraph-rsid="00281b4f"/>
    </style:style>
    <style:style style:name="P27" style:family="paragraph" style:parent-style-name="Heading_20_2">
      <style:text-properties officeooo:rsid="002979f8" officeooo:paragraph-rsid="002979f8"/>
    </style:style>
    <style:style style:name="P28" style:family="paragraph" style:parent-style-name="Heading_20_3">
      <style:text-properties officeooo:rsid="00255463" officeooo:paragraph-rsid="00255463"/>
    </style:style>
    <style:style style:name="P29" style:family="paragraph" style:parent-style-name="Heading_20_3">
      <style:text-properties officeooo:rsid="00266d5f" officeooo:paragraph-rsid="00266d5f"/>
    </style:style>
    <style:style style:name="P30" style:family="paragraph" style:parent-style-name="Heading_20_3">
      <style:text-properties officeooo:rsid="00269c85" officeooo:paragraph-rsid="00269c85"/>
    </style:style>
    <style:style style:name="P31" style:family="paragraph" style:parent-style-name="Heading_20_3">
      <style:text-properties officeooo:rsid="00269d04" officeooo:paragraph-rsid="00269d04"/>
    </style:style>
    <style:style style:name="P32" style:family="paragraph" style:parent-style-name="Heading_20_3">
      <style:paragraph-properties fo:break-before="page"/>
      <style:text-properties officeooo:rsid="002979f8" officeooo:paragraph-rsid="002979f8"/>
    </style:style>
    <style:style style:name="P33" style:family="paragraph" style:parent-style-name="Heading_20_3">
      <style:text-properties officeooo:rsid="002ad263" officeooo:paragraph-rsid="002ad263"/>
    </style:style>
    <style:style style:name="P34" style:family="paragraph" style:parent-style-name="Standard" style:list-style-name="L1">
      <style:text-properties officeooo:rsid="0022ce59" officeooo:paragraph-rsid="0022ce59"/>
    </style:style>
    <style:style style:name="P35" style:family="paragraph" style:parent-style-name="Text_20_body" style:list-style-name="L2"/>
    <style:style style:name="P36" style:family="paragraph" style:parent-style-name="Text_20_body">
      <style:text-properties officeooo:rsid="0022ce59" officeooo:paragraph-rsid="0022ce59"/>
    </style:style>
    <style:style style:name="P37" style:family="paragraph" style:parent-style-name="Text_20_body" style:list-style-name="L3">
      <style:text-properties officeooo:rsid="0022ce59" officeooo:paragraph-rsid="0022ce59"/>
    </style:style>
    <style:style style:name="P38" style:family="paragraph" style:parent-style-name="Text_20_body" style:list-style-name="L4">
      <style:text-properties officeooo:rsid="0022ce59" officeooo:paragraph-rsid="0022ce59"/>
    </style:style>
    <style:style style:name="P39" style:family="paragraph" style:parent-style-name="Text_20_body" style:list-style-name="L5">
      <style:text-properties officeooo:rsid="0022ce59" officeooo:paragraph-rsid="0022ce59"/>
    </style:style>
    <style:style style:name="P40" style:family="paragraph" style:parent-style-name="Text_20_body" style:list-style-name="L6">
      <style:text-properties officeooo:rsid="0022ce59" officeooo:paragraph-rsid="0022ce59"/>
    </style:style>
    <style:style style:name="P41" style:family="paragraph" style:parent-style-name="Text_20_body" style:list-style-name="L7">
      <style:text-properties officeooo:rsid="0022ce59" officeooo:paragraph-rsid="0022ce59"/>
    </style:style>
    <style:style style:name="P42" style:family="paragraph" style:parent-style-name="Text_20_body">
      <style:text-properties officeooo:rsid="00232242" officeooo:paragraph-rsid="00232242"/>
    </style:style>
    <style:style style:name="P43" style:family="paragraph" style:parent-style-name="Text_20_body" style:list-style-name="L8">
      <style:text-properties officeooo:rsid="00232242" officeooo:paragraph-rsid="00232242"/>
    </style:style>
    <style:style style:name="P44" style:family="paragraph" style:parent-style-name="Text_20_body" style:list-style-name="L9">
      <style:text-properties officeooo:rsid="00232242" officeooo:paragraph-rsid="00232242"/>
    </style:style>
    <style:style style:name="P45" style:family="paragraph" style:parent-style-name="Text_20_body" style:list-style-name="L10">
      <style:text-properties officeooo:rsid="00232242" officeooo:paragraph-rsid="00232242"/>
    </style:style>
    <style:style style:name="P46" style:family="paragraph" style:parent-style-name="Text_20_body" style:list-style-name="L9">
      <style:text-properties officeooo:paragraph-rsid="00232242"/>
    </style:style>
    <style:style style:name="P47" style:family="paragraph" style:parent-style-name="Text_20_body" style:list-style-name="L7">
      <style:text-properties officeooo:rsid="0023af39" officeooo:paragraph-rsid="0023af39"/>
    </style:style>
    <style:style style:name="P48" style:family="paragraph" style:parent-style-name="Text_20_body" style:list-style-name="L11">
      <style:text-properties officeooo:rsid="0023af39" officeooo:paragraph-rsid="0023af39"/>
    </style:style>
    <style:style style:name="P49" style:family="paragraph" style:parent-style-name="Text_20_body">
      <style:text-properties officeooo:rsid="0023af39" officeooo:paragraph-rsid="0023af39"/>
    </style:style>
    <style:style style:name="P50" style:family="paragraph" style:parent-style-name="Text_20_body">
      <style:text-properties officeooo:rsid="00255463" officeooo:paragraph-rsid="00255463"/>
    </style:style>
    <style:style style:name="P51" style:family="paragraph" style:parent-style-name="Text_20_body" style:list-style-name="L12">
      <style:text-properties officeooo:rsid="00255463" officeooo:paragraph-rsid="00255463"/>
    </style:style>
    <style:style style:name="P52" style:family="paragraph" style:parent-style-name="Text_20_body" style:list-style-name="L7">
      <style:text-properties officeooo:rsid="00255463" officeooo:paragraph-rsid="00255463"/>
    </style:style>
    <style:style style:name="P53" style:family="paragraph" style:parent-style-name="Text_20_body" style:list-style-name="L13">
      <style:text-properties officeooo:rsid="00255463" officeooo:paragraph-rsid="00255463"/>
    </style:style>
    <style:style style:name="P54" style:family="paragraph" style:parent-style-name="Text_20_body">
      <style:text-properties officeooo:rsid="00266d5f" officeooo:paragraph-rsid="00266d5f"/>
    </style:style>
    <style:style style:name="P55" style:family="paragraph" style:parent-style-name="Text_20_body" style:list-style-name="L14">
      <style:text-properties officeooo:rsid="00266d5f" officeooo:paragraph-rsid="00266d5f"/>
    </style:style>
    <style:style style:name="P56" style:family="paragraph" style:parent-style-name="Text_20_body">
      <style:text-properties officeooo:rsid="00269c85" officeooo:paragraph-rsid="00269c85"/>
    </style:style>
    <style:style style:name="P57" style:family="paragraph" style:parent-style-name="Text_20_body" style:list-style-name="L16">
      <style:text-properties officeooo:rsid="00269c85" officeooo:paragraph-rsid="00269c85"/>
    </style:style>
    <style:style style:name="P58" style:family="paragraph" style:parent-style-name="Text_20_body" style:list-style-name="L17">
      <style:text-properties officeooo:rsid="00269c85" officeooo:paragraph-rsid="00269c85"/>
    </style:style>
    <style:style style:name="P59" style:family="paragraph" style:parent-style-name="Text_20_body" style:list-style-name="L18">
      <style:text-properties officeooo:rsid="00269c85" officeooo:paragraph-rsid="00269c85"/>
    </style:style>
    <style:style style:name="P60" style:family="paragraph" style:parent-style-name="Text_20_body" style:list-style-name="L19">
      <style:text-properties officeooo:rsid="00269c85" officeooo:paragraph-rsid="00269c85"/>
    </style:style>
    <style:style style:name="P61" style:family="paragraph" style:parent-style-name="Text_20_body">
      <style:text-properties officeooo:rsid="00269d04" officeooo:paragraph-rsid="00269d04"/>
    </style:style>
    <style:style style:name="P62" style:family="paragraph" style:parent-style-name="Text_20_body" style:list-style-name="L20">
      <style:text-properties officeooo:rsid="00269d04" officeooo:paragraph-rsid="00269d04"/>
    </style:style>
    <style:style style:name="P63" style:family="paragraph" style:parent-style-name="Text_20_body">
      <style:text-properties officeooo:paragraph-rsid="00281b4f"/>
    </style:style>
    <style:style style:name="P64" style:family="paragraph" style:parent-style-name="Text_20_body">
      <style:text-properties officeooo:rsid="002903ce" officeooo:paragraph-rsid="002903ce"/>
    </style:style>
    <style:style style:name="P65" style:family="paragraph" style:parent-style-name="Text_20_body">
      <style:text-properties officeooo:rsid="002979f8" officeooo:paragraph-rsid="002979f8"/>
    </style:style>
    <style:style style:name="P66" style:family="paragraph" style:parent-style-name="Text_20_body" style:list-style-name="L21">
      <style:text-properties officeooo:rsid="002979f8" officeooo:paragraph-rsid="002979f8"/>
    </style:style>
    <style:style style:name="P67" style:family="paragraph" style:parent-style-name="Text_20_body">
      <style:text-properties officeooo:paragraph-rsid="002979f8"/>
    </style:style>
    <style:style style:name="P68" style:family="paragraph" style:parent-style-name="Text_20_body">
      <style:text-properties officeooo:rsid="002ad263" officeooo:paragraph-rsid="002ad263"/>
    </style:style>
    <style:style style:name="T1" style:family="text">
      <style:text-properties officeooo:rsid="0021fe59"/>
    </style:style>
    <style:style style:name="T2" style:family="text">
      <style:text-properties officeooo:rsid="0023224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255463"/>
    </style:style>
    <style:style style:name="T6" style:family="text">
      <style:text-properties officeooo:rsid="00266d5f"/>
    </style:style>
    <style:style style:name="T7" style:family="text">
      <style:text-properties officeooo:rsid="00269d0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903ce"/>
    </style:style>
    <style:style style:name="T10" style:family="text">
      <style:text-properties officeooo:rsid="002979f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 Title</text:p>
      <text:p text:style-name="Text_20_body"/>
      <text:p text:style-name="Text_20_body">Prepared By: Peter Milne</text:p>
      <text:p text:style-name="Text_20_body">Date:<text:tab/> <text:span text:style-name="T1">1 May 2022</text:span>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ext:soft-page-break/>
          <table:table-row table:style-name="TableLine93876642587472">
            <table:table-cell table:style-name="Table7.A1" office:value-type="string">
              <text:p text:style-name="Table_20_Heading">Rev</text:p>
            </table:table-cell>
            <table:table-cell table:style-name="Table7.A1" office:value-type="string">
              <text:p text:style-name="Table_20_Heading">Dat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 table:style-name="TableLine93876578533632">
          <table:table-cell table:style-name="Table7.A2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57853592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57853728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57853822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140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230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324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419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505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377600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232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326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420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515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609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704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178798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4833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4928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5022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5116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5211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5305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8835400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022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116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211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3056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4000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793664944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33269568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 table:style-name="TableLine93876633270512"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1">1 <text:s/>Introduction<text:tab/>6</text:p>
          <text:p text:style-name="P12">1.1 <text:s/>ACQ400 Architecture<text:tab/>6</text:p>
          <text:p text:style-name="P12">1.2 <text:s/>Intended Audience<text:tab/>6</text:p>
          <text:p text:style-name="P12">1.3 <text:s/>Scope<text:tab/>6</text:p>
          <text:p text:style-name="P12">1.4 <text:s/>Glossary<text:tab/>7</text:p>
          <text:p text:style-name="P12">1.5 <text:s/>References<text:tab/>7</text:p>
          <text:p text:style-name="P12">1.6 <text:s/>Notation<text:tab/>7</text:p>
          <text:p text:style-name="P11">2 <text:s/>Overview<text:tab/>8</text:p>
          <text:p text:style-name="P12">2.1 <text:s/>Single Software Image, Multiple FPGA Personalities<text:tab/>8</text:p>
          <text:p text:style-name="P12">2.2 <text:s/>Embedded Linux System<text:tab/>8</text:p>
          <text:p text:style-name="P12">2.3 <text:s/>Self Identifying System<text:tab/>10</text:p>
          <text:p text:style-name="P12">2.4 <text:s/>ESW Components:<text:tab/>10</text:p>
          <text:p text:style-name="P13">2.4.1 <text:s/>Bootloader: u-boot<text:tab/>10</text:p>
          <text:p text:style-name="P13">2.4.2 <text:s/>uImage: kernel image<text:tab/>10</text:p>
          <text:p text:style-name="P13">2.4.3 <text:s/>initrd : initial ramdisk image<text:tab/>10</text:p>
          <text:p text:style-name="P13">2.4.4 <text:s/>devicetree<text:tab/>10</text:p>
          <text:p text:style-name="P13">2.4.5 <text:s/>rootfs.tgz<text:tab/>10</text:p>
          <text:p text:style-name="P13">2.4.6 <text:s/>Filesystem overlays<text:tab/>10</text:p>
          <text:p text:style-name="P13">2.4.7 <text:s/>Packages and overlays<text:tab/>11</text:p>
          <text:p text:style-name="P12">2.5 <text:s/>SD Boot or QSPI boot<text:tab/>11</text:p>
          <text:p text:style-name="P12">2.6 <text:s/>Boot sequence<text:tab/>11</text:p>
          <text:p text:style-name="P13">2.6.1 <text:s/>BOOT.BIN<text:tab/>11</text:p>
          <text:p text:style-name="P13">2.6.2 <text:s/>u-boot<text:tab/>11</text:p>
          <text:p text:style-name="P13">2.6.3 <text:s/>uImage<text:tab/>12</text:p>
          <text:p text:style-name="P13">2.6.4 <text:s/>initrd<text:tab/>12</text:p>
          <text:p text:style-name="P13">2.6.5 <text:s/>packages<text:tab/>12</text:p>
          <text:p text:style-name="P13">2.6.6 <text:s/>/mnt/local<text:tab/>12</text:p>
          <text:p text:style-name="P14">2.6.6.1 <text:s text:c="2"/>rc.user<text:tab/>12</text:p>
          <text:p text:style-name="P12">2.7 <text:s/>Package Sequence<text:tab/>12</text:p>
          <text:p text:style-name="P13">2.7.1 <text:s/>03-acq400_common<text:tab/>12</text:p>
          <text:p text:style-name="P13">2.7.2 <text:s/>05-machine<text:tab/>12</text:p>
          <text:p text:style-name="P13">2.7.3 <text:s/>10-acq420<text:tab/>12</text:p>
          <text:p text:style-name="P13">2.7.4 <text:s/>20-httpd<text:tab/>13</text:p>
          <text:p text:style-name="P13">2.7.5 <text:s/>40-acq400ioc<text:tab/>13</text:p>
          <text:p text:style-name="P13">2.7.6 <text:s/>Custom Packages<text:tab/>13</text:p>
          <text:p text:style-name="P12">2.8 <text:s/>SD File System Layout<text:tab/>13</text:p>
          <text:p text:style-name="P13">2.8.1 <text:s/>SD card top level files<text:tab/>14</text:p>
          <text:p text:style-name="P11">3 <text:s/>User/System Integrator Guide<text:tab/>15</text:p>
          <text:p text:style-name="P12">3.1 <text:s/>u-boot environment<text:tab/>15</text:p>
          <text:p text:style-name="P13">3.1.1 <text:s/>z7io<text:tab/>15</text:p>
          <text:p text:style-name="P12">3.2 <text:s/>kernel options<text:tab/>15</text:p>
          <text:p text:style-name="P12">3.3 <text:s/>userland options.<text:tab/>15</text:p>
          <text:p text:style-name="P12">3.4 <text:s/>packages<text:tab/>15</text:p>
          <text:p text:style-name="P11">4 <text:s/>Developer Guide.<text:tab/>16</text:p>
          <text:p text:style-name="P12">4.1 <text:s/>BOOT.BIN<text:tab/>16</text:p>
          <text:p text:style-name="P12">4.2 <text:s/>kernel and devicetrees<text:tab/>16</text:p>
        </text:index-body>
      </text:table-of-content>
      <text:p text:style-name="Contents_20_Heading"><text:soft-page-break/></text:p>
      <text:p text:style-name="Standard"/>
      <text:p text:style-name="P5">Copyright and Attribution.</text:p>
      <text:p text:style-name="Standard">Document created using OpenOffice.Org <text:s text:c="2"/><text:a xlink:type="simple" xlink:href="http://www.openoffice.org/" text:style-name="Internet_20_link" text:visited-style-name="Visited_20_Internet_20_Link">www.openoffice.org</text:a>.</text:p>
      <text:p text:style-name="Standard"/>
      <text:p text:style-name="Standard"/>
      <text:p text:style-name="Standard">This document and D-TACQ Software comprising platform Linux port, Linux kernel modules and most applications are released under GNU GPL/FDL:</text:p>
      <text:p text:style-name="Standard"/>
      <text:p text:style-name="Standard">Document:</text:p>
      <text:p text:style-name="Standard"/>
      <text:p text:style-name="P8">Copyright (c) 2004-11 Peter Milne, D-TACQ Solutions Ltd.</text:p>
      <text:p text:style-name="P8"/>
      <text:p text:style-name="P8">Permission is granted to copy, distribute and/or modify this document under the terms of the GNU Free Documentation License, Version 1.2, with no Invariant Sections, no Front-Cover Texts, and no Back-Cover Texts. </text:p>
      <text:p text:style-name="P8"/>
      <text:p text:style-name="Standard">Software:</text:p>
      <text:p text:style-name="Standard"/>
      <text:p text:style-name="P9">Copyright (C) 2004-11 Peter Milne, D-TACQ Solutions Ltd.</text:p>
      <text:p text:style-name="P9"/>
      <text:p text:style-name="P9">This program is free software; you can redistribute it and/or modify it under the terms of the GNU General Public License version 2 as published by the Free Software Foundation.</text:p>
      <text:p text:style-name="P9"/>
      <text:p text:style-name="P9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9"/>
      <text:p text:style-name="P9">You should have received a copy of the GNU General Public License <text:s text:c="2"/>along with this program; if not, write to the Free Software Foundation, Inc., 59 Temple Place, Suite 330, Boston, MA <text:s/>02111-1307 <text:s/>USA</text:p>
      <text:p text:style-name="Standard"/>
      <text:p text:style-name="P10"/>
      <text:p text:style-name="Standard"/>
      <text:h text:style-name="P16" text:outline-level="1"><text:bookmark-start text:name="__RefHeading___Toc11419_1143718671"/>Introduction<text:bookmark-end text:name="__RefHeading___Toc11419_1143718671"/></text:h>
      <text:h text:style-name="P18" text:outline-level="2"><text:bookmark-start text:name="__RefNumPara__11238_1143718671"/><text:bookmark-start text:name="__RefHeading___Toc11421_1143718671"/>ACQ400 Architecture<text:tab/><text:bookmark-end text:name="__RefNumPara__11238_1143718671"/><text:bookmark-end text:name="__RefHeading___Toc11421_1143718671"/></text:h>
      <text:p text:style-name="P36">The ACQ400 Architecture is a firmware framework used by all D-TACQ “4G” DAQ Appliances, based on the ZYNQ-7000 platform, including</text:p>
      <text:list xml:id="list3487618813" text:style-name="L3">
        <text:list-item>
          <text:p text:style-name="P37">ACQ1001, ACQ1002, ACQ1014</text:p>
        </text:list-item>
        <text:list-item>
          <text:p text:style-name="P37">ACQ2006, ACQ2106, ACQ2206</text:p>
        </text:list-item>
        <text:list-item>
          <text:p text:style-name="P37">MTCA: KMCU-Z30, Z7IO</text:p>
        </text:list-item>
        <text:list-item>
          <text:p text:style-name="P37">CPSC2 (Picozed)</text:p>
        </text:list-item>
      </text:list>
      <text:p text:style-name="P36">This document describes the structure of the Embedded Software ESW in 3 levels of detail</text:p>
      <text:list xml:id="list3756737091" text:style-name="L4">
        <text:list-item>
          <text:p text:style-name="P38">Overview - a brief description</text:p>
        </text:list-item>
        <text:list-item>
          <text:p text:style-name="P38">User/SystemIntegrator - a detailed at the boot process and structure of the elements</text:p>
        </text:list-item>
        <text:list-item>
          <text:p text:style-name="P38">Developer - describes how to build the system from scratch.</text:p>
        </text:list-item>
      </text:list>
      <text:p text:style-name="Text_20_body"/>
      <text:h text:style-name="Heading_20_2" text:outline-level="2"><text:bookmark-start text:name="__RefHeading___Toc11423_1143718671"/>Intended Audience<text:bookmark-end text:name="__RefHeading___Toc11423_1143718671"/></text:h>
      <text:list xml:id="list748485137" text:style-name="L5">
        <text:list-item>
          <text:p text:style-name="P39">Users</text:p>
        </text:list-item>
        <text:list-item>
          <text:p text:style-name="P39">Developers</text:p>
        </text:list-item>
      </text:list>
      <text:p text:style-name="Text_20_body"/>
      <text:h text:style-name="Heading_20_2" text:outline-level="2"><text:bookmark-start text:name="__RefHeading___Toc11425_1143718671"/>Scope<text:bookmark-end text:name="__RefHeading___Toc11425_1143718671"/></text:h>
      <text:list xml:id="list2303742792" text:style-name="L6">
        <text:list-item>
          <text:p text:style-name="P40">ACQ400 Embedded Software</text:p>
        </text:list-item>
        <text:list-item>
          <text:p text:style-name="P40">Excludes FPGA development.</text:p>
        </text:list-item>
      </text:list>
      <text:p text:style-name="Text_20_body"/>
      <text:h text:style-name="P21" text:outline-level="2"/>
      <text:h text:style-name="P17" text:outline-level="2"><text:bookmark-start text:name="__RefHeading___Toc11427_1143718671"/>Glossary<text:bookmark-end text:name="__RefHeading___Toc11427_1143718671"/></text:h>
      <text:list xml:id="list3669368627" text:style-name="L7">
        <text:list-item>
          <text:p text:style-name="P47">DAQ Appliance: a freestanding networked data acquisition system</text:p>
        </text:list-item>
        <text:list-item>
          <text:p text:style-name="P47"/>
        </text:list-item>
        <text:list-item>
          <text:p text:style-name="P41">ZYNQ 7000 <text:span text:style-name="T5">(Z7) </text:span><text:s/>: Xilinx system on chip architecture.</text:p>
        </text:list-item>
        <text:list-item>
          <text:p text:style-name="P41">PS : Processor System in ZYNQ7000</text:p>
        </text:list-item>
        <text:list-item>
          <text:p text:style-name="P41">PL : Programmable Logic (FPGA part) of ZYNQ7000</text:p>
        </text:list-item>
        <text:list-item>
          <text:p text:style-name="P41">A9 : Dual Core ARM A9 processor found in ZYNQ7000, the processor in PS</text:p>
        </text:list-item>
        <text:list-item>
          <text:p text:style-name="P41">ESW : Embedded SoftWare : software to run on the A9</text:p>
        </text:list-item>
        <text:list-item>
          <text:p text:style-name="P41">Gateware: programmable logic for the PL. This is delivered as an </text:p>
        </text:list-item>
        <text:list-item>
          <text:p text:style-name="P41">FPGA Personality file.</text:p>
        </text:list-item>
        <text:list-item>
          <text:p text:style-name="P41">Firmware Release: combination of all ESW and Gateware needed to run an ACQ400 System..</text:p>
        </text:list-item>
        <text:list-item>
          <text:p text:style-name="P47">FMC: Vita 57 standard for expansion modules</text:p>
        </text:list-item>
        <text:list-item>
          <text:p text:style-name="P47">ELF : D-TACQ extension of FMC : Analog module uses a limited subset of FMC I/O, optional larger size module, to allow a larger analog payload while at the same time using less FPGA pin resource.</text:p>
        </text:list-item>
        <text:list-item>
          <text:p text:style-name="P47">Carrier/Motherbord: Electronic circuit board with Z7000 SOC, DRAM, Networking and one or more FMC or ELF payload sites.</text:p>
        </text:list-item>
        <text:list-item>
          <text:p text:style-name="P52">QPSI Flash: flash memory in the Z7 system, typically used for customization and robust bootloader storage.</text:p>
        </text:list-item>
      </text:list>
      <text:p text:style-name="P36"/>
      <text:h text:style-name="Heading_20_2" text:outline-level="2"><text:bookmark-start text:name="__RefHeading___Toc11429_1143718671"/>References<text:bookmark-end text:name="__RefHeading___Toc11429_1143718671"/></text:h>
      <text:list xml:id="list2738589978" text:style-name="L1">
        <text:list-item>
          <text:p text:style-name="P34">4GUG</text:p>
        </text:list-item>
      </text:list>
      <text:p text:style-name="Standard"/>
      <text:h text:style-name="Heading_20_2" text:outline-level="2"><text:bookmark-start text:name="__RefHeading___Toc11431_1143718671"/>Notation<text:bookmark-end text:name="__RefHeading___Toc11431_1143718671"/></text:h>
      <text:list xml:id="list1552808935" text:style-name="L2">
        <text:list-item>
          <text:p text:style-name="P35"><text:span text:style-name="Definition">command</text:span> <text:s text:c="2"/>: indicates name of a program (command)</text:p>
        </text:list-item>
        <text:list-item>
          <text:p text:style-name="P35"><text:span text:style-name="PreformattedTextWords">preformatted text</text:span> : literal input or output from terminal session.</text:p>
        </text:list-item>
        <text:list-item>
          <text:p text:style-name="P35"><text:span text:style-name="Defined_20_Term">Defined Term</text:span> : some term or acronym specific to this domain (perhaps referenced in the glossary)</text:p>
        </text:list-item>
      </text:list>
      <text:p text:style-name="Text_20_body"/>
      <text:h text:style-name="P16" text:outline-level="1"><text:bookmark-start text:name="__RefHeading___Toc11433_1143718671"/>Overview<text:bookmark-end text:name="__RefHeading___Toc11433_1143718671"/></text:h>
      <text:h text:style-name="P19" text:outline-level="2"><text:bookmark-start text:name="__RefHeading___Toc11435_1143718671"/>Single Software Image, Multiple FPGA Personalities<text:bookmark-end text:name="__RefHeading___Toc11435_1143718671"/></text:h>
      <text:p text:style-name="P42">The ACQ400 firmware system runs on about 10 carrier platforms <text:bookmark-ref text:reference-format="chapter" text:ref-name="__RefNumPara__11238_1143718671">1.1</text:bookmark-ref>, supporting a wide range (&gt;10) analog payload modules. <text:s/>Each hardware combination of modules and sites, is supported by a unique FPGA personality. A single software image may handle all platforms (excepting CPSC2, which has a forked image).</text:p>
      <text:h text:style-name="P19" text:outline-level="2"><text:bookmark-start text:name="__RefHeading___Toc11437_1143718671"/>Embedded Linux System<text:bookmark-end text:name="__RefHeading___Toc11437_1143718671"/></text:h>
      <text:p text:style-name="P42">The ACQ400 system runs Linux. A single Linux image supports all variants. This is the standard Linux kernel, and a fairly conventional userland, with two exceptions:</text:p>
      <text:list xml:id="list999236820" text:style-name="L8">
        <text:list-item>
          <text:p text:style-name="P43">Kernel DMA subsystem is non-standard.</text:p>
        </text:list-item>
        <text:list-item>
          <text:p text:style-name="P43">The system root file system rootfs is a RAMDISK. </text:p>
        </text:list-item>
      </text:list>
      <text:p text:style-name="P42">The RAMDISK rootfs is chosen for </text:p>
      <text:list xml:id="list3801845894" text:style-name="L9">
        <text:list-item>
          <text:p text:style-name="P46"><text:span text:style-name="T2">Robustness: the file system is volatile, and the entire system may be reset or powered off at any time during operation. </text:span></text:p>
        </text:list-item>
        <text:list-item>
          <text:p text:style-name="P44">Realtime performance: the DAQ appliance is a real time system, and must not be subject to any unpredictable delay eg disk access, or swapping.</text:p>
        </text:list-item>
      </text:list>
      <text:p text:style-name="P42">The ZYNQ7000 has strictly limited DRAM: 1GB. In addition, ACQ400 systems, being aimed at large scale data collection, typically assign at least half the DRAM to data buffers. So this is a restricted memory environment, and the size of the RAMDISK must therefore be kept in bounds.</text:p>
      <text:p text:style-name="P42">The systems are typically fitted with an SD card, and the system boots from the SD card.</text:p>
      <text:list xml:id="list4154934762" text:style-name="L10">
        <text:list-item>
          <text:p text:style-name="P45">The SD card is treated as a ROM. There’s no writeable access to the SD card at runtime on a production system.</text:p>
        </text:list-item>
        <text:list-item>
          <text:p text:style-name="P45">However, the SD card <text:span text:style-name="T3">is</text:span><text:span text:style-name="T4"> writeable, this is convenient for system maintenance and for firmware upgrade. <text:s/>After deployment, there should be no files opened for write while the unit is deployed, so it’s still safe to cut the power at any time.</text:span></text:p>
        </text:list-item>
      </text:list>
      <text:p text:style-name="P42"><text:span text:style-name="T4">The RAMDISK isn’t ideal for a limited memory system, and a pure ramdisk system (such as D-TACQ ACQ200) has a very limited userland. ACQ400 has a rich user-land, based on Buildroot. Each ACQ400 system also carries a large inventory (can be 100+) of FPGA personalities. ACQ400 handles this by mounting additional read-only file systems from file images on the SD card. The OS then has access to a wide range of software images, loaded on demand. In a typical system, most of this functionality is swapped out at runtime, preserving DRAM.</text:span></text:p>
      <text:p text:style-name="P50"><text:span text:style-name="T4">Most systems are SD based, however two types of netboot systems are also supported:</text:span></text:p>
      <text:list xml:id="list1453305245" text:style-name="L12">
        <text:list-item>
          <text:p text:style-name="P51"><text:span text:style-name="T4">Pure TFTP : the entire system boots from a RAMDISK image loaded via TFTP. This has a limited userland, and it does depend on a TFTP server for boot, but once running is self-standing and extremely robust. CPSC2 is the </text:span><text:soft-page-break/><text:span text:style-name="T4">main example of this method.</text:span></text:p>
        </text:list-item>
        <text:list-item>
          <text:p text:style-name="P51"><text:span text:style-name="T4">NFS : the pure TFTP system boots a limited userland, then brings in the rest of the userland as an NFS mount. This allows high functionality with limited stored state, but it does totally depend on a reliable NFS server during run time.</text:span></text:p>
        </text:list-item>
      </text:list>
      <text:h text:style-name="P22" text:outline-level="2"/>
      <text:h text:style-name="P20" text:outline-level="2"><text:bookmark-start text:name="__RefHeading___Toc11439_1143718671"/>Self Identifying System<text:bookmark-end text:name="__RefHeading___Toc11439_1143718671"/></text:h>
      <text:list xml:id="list2155894907" text:style-name="L11">
        <text:list-item>
          <text:p text:style-name="P48">On boot, ESW will identify which motherboard it is running on.</text:p>
        </text:list-item>
        <text:list-item>
          <text:p text:style-name="P48">Then it will use SMB (i2c) to identify the current payload </text:p>
          <text:list>
            <text:list-item>
              <text:p text:style-name="P48">ie which analog modules are present in the module sites</text:p>
            </text:list-item>
          </text:list>
        </text:list-item>
        <text:list-item>
          <text:p text:style-name="P48">The system will then select the first available FPGA personality, and load the FPGA</text:p>
        </text:list-item>
        <text:list-item>
          <text:p text:style-name="P48">The system then proceeds to load kernel modules, instantiate device drivers and all services needed to build the system.</text:p>
        </text:list-item>
      </text:list>
      <text:p text:style-name="P49">=&gt; The same ESW image can run any supported personality, based on runtime identification.</text:p>
      <text:p text:style-name="P49">Z7IO: currently, the ESW is not able to complete system indentification before loading the FPGA, so this is selected at boot time.</text:p>
      <text:h text:style-name="P23" text:outline-level="2"><text:bookmark-start text:name="__RefHeading___Toc11441_1143718671"/>ESW Components:<text:bookmark-end text:name="__RefHeading___Toc11441_1143718671"/></text:h>
      <text:h text:style-name="P28" text:outline-level="3"><text:bookmark-start text:name="__RefHeading___Toc11443_1143718671"/>Bootloader: u-boot<text:bookmark-end text:name="__RefHeading___Toc11443_1143718671"/></text:h>
      <text:p text:style-name="P50">The system bootloader. u-boot will read local customization from the u-boot environment, then boot the system.</text:p>
      <text:h text:style-name="P28" text:outline-level="3"><text:bookmark-start text:name="__RefHeading___Toc11445_1143718671"/>uImage: kernel image<text:bookmark-end text:name="__RefHeading___Toc11445_1143718671"/></text:h>
      <text:p text:style-name="P50">The kernel image contains the Linux kernel executable code.</text:p>
      <text:h text:style-name="P28" text:outline-level="3"><text:bookmark-start text:name="__RefHeading___Toc11447_1143718671"/>initrd : initial ramdisk image<text:bookmark-end text:name="__RefHeading___Toc11447_1143718671"/></text:h>
      <text:p text:style-name="P50">The initial filesystem image, with limited functionality, this provides the first userland after boot.</text:p>
      <text:h text:style-name="P28" text:outline-level="3"><text:bookmark-start text:name="__RefHeading___Toc11449_1143718671"/>devicetree<text:bookmark-end text:name="__RefHeading___Toc11449_1143718671"/></text:h>
      <text:p text:style-name="P50">This is a data structure that defines the architecture of the particular motherboard, and any customisations.</text:p>
      <text:list xml:id="list2734524878" text:style-name="L13">
        <text:list-item>
          <text:p text:style-name="P53">eg ACQ1001 or ACQ2106</text:p>
        </text:list-item>
        <text:list-item>
          <text:p text:style-name="P53">eg ACQ2106 (no sfp) or ACQ2106sfp (with sfp).</text:p>
        </text:list-item>
      </text:list>
      <text:h text:style-name="P28" text:outline-level="3"><text:bookmark-start text:name="__RefHeading___Toc11451_1143718671"/>rootfs.tgz<text:bookmark-end text:name="__RefHeading___Toc11451_1143718671"/></text:h>
      <text:p text:style-name="P50">This is the main userland. This is created using Buildroot. <text:span text:style-name="T6">This is mounted onto the ramdisk at run time, with the goal that most of the userland will NOT be resident in memory at runtime.</text:span></text:p>
      <text:h text:style-name="P29" text:outline-level="3"><text:bookmark-start text:name="__RefHeading___Toc11453_1143718671"/>Filesystem overlays<text:bookmark-end text:name="__RefHeading___Toc11453_1143718671"/></text:h>
      <text:p text:style-name="P54">These are read-only file system images mounted onto the ramdisk, and most of these images are NOT resident in memory at runtime. The two most prominent overlays are</text:p>
      <text:list xml:id="list2194569682" text:style-name="L14">
        <text:list-item>
          <text:p text:style-name="P55">FPGA stock: a “stock” of all known FPGA personalities; one of these files <text:soft-page-break/>may be selected to load the FPGA on boot.</text:p>
        </text:list-item>
        <text:list-item>
          <text:p text:style-name="P55">ko stock : a stock of kernel objects (device drivers), and appropriate modules will be loaded on boot.</text:p>
        </text:list-item>
        <text:list-item>
          <text:p text:style-name="P55">EPICS7 : a full EPICS7 implementation is quite large, so it is shipped as an overlay rather than loading everything to RAMDISK.</text:p>
          <text:p text:style-name="P55"/>
        </text:list-item>
      </text:list>
      <text:h text:style-name="P28" text:outline-level="3"><text:bookmark-start text:name="__RefHeading___Toc11455_1143718671"/>Packages <text:span text:style-name="T6">and overlays</text:span><text:bookmark-end text:name="__RefHeading___Toc11455_1143718671"/></text:h>
      <text:p text:style-name="P50">ACQ400 uses a sequenced set of packages to configure the <text:span text:style-name="T6">system; packages are tarballs that are expanded onto the ramdisk in sequence, togethere with initialisation files that are used to instantiate the entire system. Packages may reference overlays to save RAM.</text:span></text:p>
      <text:p text:style-name="P50"/>
      <text:h text:style-name="P24" text:outline-level="2"><text:bookmark-start text:name="__RefNumPara__11305_1143718671"/><text:bookmark-start text:name="__RefHeading___Toc11457_1143718671"/>SD Boot or QSPI boot<text:bookmark-end text:name="__RefNumPara__11305_1143718671"/><text:bookmark-end text:name="__RefHeading___Toc11457_1143718671"/></text:h>
      <text:p text:style-name="P56">Z7 systems typically have a jumper setting to boot from SD (certainly, for all newly assembled units), or from QSPI (soldered flash). On D-TACQ motherboards, initial boot is from SD, then the QSPI is programmed, and the jumper set to QSPI boot.</text:p>
      <text:p text:style-name="P56">The QSPI contains:</text:p>
      <text:list xml:id="list1119298016" text:style-name="L16">
        <text:list-item>
          <text:p text:style-name="P57">(minimum) : u-boot environment ie per-motherboard customization.</text:p>
        </text:list-item>
        <text:list-item>
          <text:p text:style-name="P57">(ideally) : the bootloader, then a motherboard can boot to a prompt even with no SD card present, and remote recovery is possible</text:p>
        </text:list-item>
      </text:list>
      <text:h text:style-name="P24" text:outline-level="2"><text:bookmark-start text:name="__RefHeading___Toc11459_1143718671"/>Boot sequence<text:bookmark-end text:name="__RefHeading___Toc11459_1143718671"/></text:h>
      <text:h text:style-name="P30" text:outline-level="3"><text:bookmark-start text:name="__RefHeading___Toc11461_1143718671"/>BOOT.BIN<text:bookmark-end text:name="__RefHeading___Toc11461_1143718671"/></text:h>
      <text:p text:style-name="P56">First to load is BOOT.BIN, a file created with Xilinx tools containing:</text:p>
      <text:list xml:id="list2235644519" text:style-name="L17">
        <text:list-item>
          <text:p text:style-name="P58">FSBL: First Stage Bootloader, a fixed boot kernel, and a motherboard specific IO configuration.</text:p>
        </text:list-item>
        <text:list-item>
          <text:p text:style-name="P58">u-boot : the main bootloader.</text:p>
        </text:list-item>
      </text:list>
      <text:p text:style-name="P56">As per <text:bookmark-ref text:reference-format="chapter" text:ref-name="__RefNumPara__11305_1143718671">2.5</text:bookmark-ref>, in a production system this image is held in QSPI for robustness</text:p>
      <text:p text:style-name="P56"/>
      <text:h text:style-name="P30" text:outline-level="3"><text:bookmark-start text:name="__RefHeading___Toc11463_1143718671"/>u-boot<text:bookmark-end text:name="__RefHeading___Toc11463_1143718671"/></text:h>
      <text:p text:style-name="P56">The u-boot environment includes a BOOTCMD macro that specifies:</text:p>
      <text:list xml:id="list3748431283" text:style-name="L18">
        <text:list-item>
          <text:p text:style-name="P59">module ID (serial number, mac address) :: (ACQx0xx)</text:p>
        </text:list-item>
        <text:list-item>
          <text:p text:style-name="P59">devicetree</text:p>
        </text:list-item>
        <text:list-item>
          <text:p text:style-name="P59">kernel image</text:p>
        </text:list-item>
        <text:list-item>
          <text:p text:style-name="P59">initrd</text:p>
          <text:p text:style-name="P59"><text:soft-page-break/>BOOTCMD loads the three images, and boots uImage</text:p>
        </text:list-item>
      </text:list>
      <text:h text:style-name="P30" text:outline-level="3"><text:bookmark-start text:name="__RefHeading___Toc11465_1143718671"/>uImage<text:bookmark-end text:name="__RefHeading___Toc11465_1143718671"/></text:h>
      <text:p text:style-name="P56">This is a standard Linux ARM kernel boot up, the Linux system is configured, and all the devices in the devicetree are instantiated, most importantly:</text:p>
      <text:list xml:id="list2435824971" text:style-name="L19">
        <text:list-item>
          <text:p text:style-name="P60">Ethernet eth0 (or eth1)</text:p>
        </text:list-item>
        <text:list-item>
          <text:p text:style-name="P60">All i2c proms in the self-identification system</text:p>
        </text:list-item>
      </text:list>
      <text:p text:style-name="P56">Finally uImage sets up the initrd and hands over to userland.</text:p>
      <text:h text:style-name="P30" text:outline-level="3"><text:bookmark-start text:name="__RefHeading___Toc11467_1143718671"/>initrd<text:bookmark-end text:name="__RefHeading___Toc11467_1143718671"/></text:h>
      <text:p text:style-name="P61">The init system runs //etc/init.d/rcS, a highly customized script that will</text:p>
      <text:list xml:id="list4211293244" text:style-name="L20">
        <text:list-item>
          <text:p text:style-name="P62">mount the rootfs file system</text:p>
        </text:list-item>
        <text:list-item>
          <text:p text:style-name="P62">perform any custom network configuration</text:p>
        </text:list-item>
        <text:list-item>
          <text:p text:style-name="P62">load packages in sequence.</text:p>
        </text:list-item>
      </text:list>
      <text:h text:style-name="P31" text:outline-level="3"><text:bookmark-start text:name="__RefHeading___Toc11469_1143718671"/>packages<text:bookmark-end text:name="__RefHeading___Toc11469_1143718671"/></text:h>
      <text:p text:style-name="P61">This is the real DAQ Appliance application userland, discussed in more detail in the next section.</text:p>
      <text:h text:style-name="Heading_20_3" text:outline-level="3"><text:bookmark-start text:name="__RefHeading___Toc11471_1143718671"/>/<text:span text:style-name="T7">mnt/local</text:span><text:bookmark-end text:name="__RefHeading___Toc11471_1143718671"/></text:h>
      <text:p text:style-name="P61">This directory on the SD card provides user customization, most notably:</text:p>
      <text:h text:style-name="Heading_20_4" text:outline-level="4"><text:bookmark-start text:name="__RefHeading___Toc11473_1143718671"/>rc.user<text:bookmark-end text:name="__RefHeading___Toc11473_1143718671"/></text:h>
      <text:p text:style-name="P61">Last to run is the file //mnt/local/rc.user, this contains final factory and/or user customisation. rc.user can be configured to make a completely turnkey system.</text:p>
      <text:h text:style-name="P25" text:outline-level="2"><text:bookmark-start text:name="__RefHeading___Toc11475_1143718671"/>Package Sequence<text:bookmark-end text:name="__RefHeading___Toc11475_1143718671"/></text:h>
      <text:h text:style-name="P31" text:outline-level="3"><text:bookmark-start text:name="__RefHeading___Toc11477_1143718671"/>03-acq400_common<text:bookmark-end text:name="__RefHeading___Toc11477_1143718671"/></text:h>
      <text:p text:style-name="P61">Basic setup common to all platforms.</text:p>
      <text:h text:style-name="P31" text:outline-level="3"><text:bookmark-start text:name="__RefHeading___Toc11479_1143718671"/>05-machine<text:bookmark-end text:name="__RefHeading___Toc11479_1143718671"/></text:h>
      <text:p text:style-name="P61">Machine-specific setup eg 05-acq1001-yymmdd.tgz</text:p>
      <text:p text:style-name="P61">In particular, this will enumerate the site payload modules, select an FPGA personality and load the FPGA.</text:p>
      <text:h text:style-name="P31" text:outline-level="3"><text:bookmark-start text:name="__RefHeading___Toc11481_1143718671"/>10-acq420<text:bookmark-end text:name="__RefHeading___Toc11481_1143718671"/></text:h>
      <text:p text:style-name="P61">This is the main device driver and operating code of the ACQ400 system.</text:p>
      <text:p text:style-name="P61">Once the FPGA has been loaded, then the core device driver acq420fmc.ko is loaded, and this instantiates a Linux device per site, bringing up all site services, and loading associated kernel modules, notably to instantiate DMA controllers. The package also <text:soft-page-break/>provides acq400stream, the main data moving application.</text:p>
      <text:h text:style-name="P31" text:outline-level="3"><text:bookmark-start text:name="__RefHeading___Toc11483_1143718671"/>20-httpd<text:bookmark-end text:name="__RefHeading___Toc11483_1143718671"/></text:h>
      <text:p text:style-name="P61">Configures and starts the embedded webserver. The embedded webserver provides useful system observability and diagnostics.</text:p>
      <text:h text:style-name="P31" text:outline-level="3"><text:bookmark-start text:name="__RefHeading___Toc11485_1143718671"/>40-acq400ioc<text:bookmark-end text:name="__RefHeading___Toc11485_1143718671"/></text:h>
      <text:p text:style-name="P61">This package loads and configures the embedded EPICS IOC, responsible for running most of the “business logic” of the DAQ appliance, and providing a rich set of control and monitor points for external clients.</text:p>
      <text:p text:style-name="P61"/>
      <text:h text:style-name="P31" text:outline-level="3"><text:bookmark-start text:name="__RefHeading___Toc11487_1143718671"/>Custom Packages<text:bookmark-end text:name="__RefHeading___Toc11487_1143718671"/></text:h>
      <text:p text:style-name="P61">Systems may be customized by installing “nn-custom_PACKAGE modules.</text:p>
      <text:p text:style-name="P61"/>
      <text:h text:style-name="P26" text:outline-level="2"><text:bookmark-start text:name="__RefHeading___Toc11489_1143718671"/>SD File System Layout<text:bookmark-end text:name="__RefHeading___Toc11489_1143718671"/></text:h>
      <text:p text:style-name="P64">The SD card appears in the booted linux system as /mnt</text:p>
      <text:p text:style-name="P64"/>
      <text:p text:style-name="P63">/mnt/ko<text:tab/><text:tab/><text:tab/><text:span text:style-name="T9">mountable file system images eg </text:span></text:p>
      <text:p text:style-name="P63">fpga-511-<text:span text:style-name="T9">yymmdd</text:span>.img<text:tab/><text:tab/><text:tab/><text:span text:style-name="T9">fpga STOCK</text:span></text:p>
      <text:p text:style-name="P63">packageko-4.14.0-acq400-xilinx-<text:span text:style-name="T9">yymmdd</text:span>.img<text:tab/><text:span text:style-name="T9">kernel object STOCK</text:span></text:p>
      <text:p text:style-name="P63">/mnt/packages<text:tab/><text:tab/><text:span text:style-name="T9">live packages are found here</text:span></text:p>
      <text:p text:style-name="P63">/mnt/packages.opt <text:s text:c="32"/><text:span text:style-name="T9">optional (inactive) packages</text:span></text:p>
      <text:p text:style-name="P63">/mnt/bin <text:s text:c="47"/><text:span text:style-name="T9">scripts for firmware upgrade</text:span></text:p>
      <text:p text:style-name="P63">/mnt/boot.d<text:tab/><text:tab/> <text:s text:c="19"/><text:span text:style-name="T9">BOOT.bin instances for supported carriers.</text:span></text:p>
      <text:p text:style-name="P63">/mnt/dtb.d <text:s text:c="44"/><text:span text:style-name="T9">stock of devicetree instances</text:span></text:p>
      <text:p text:style-name="P63">/mnt/fpga.d <text:s text:c="42"/><text:span text:style-name="T9">fpga stock mounted here</text:span></text:p>
      <text:p text:style-name="P63">/mnt/local <text:s text:c="44"/><text:span text:style-name="T9">user/system customisation..</text:span></text:p>
      <text:p text:style-name="P63">/mnt/local/cal <text:s text:c="43"/><text:span text:style-name="T9">calibration files for current payload</text:span></text:p>
      <text:p text:style-name="P63">/mnt/local/sysconfig <text:s text:c="32"/><text:span text:style-name="T9">system customization.</text:span></text:p>
      <text:p text:style-name="P63"/>
      <text:p text:style-name="P63"/>
      <text:h text:style-name="P32" text:outline-level="3"><text:bookmark-start text:name="__RefHeading___Toc11491_1143718671"/>SD card top level files<text:bookmark-end text:name="__RefHeading___Toc11491_1143718671"/></text:h>
      <text:p text:style-name="P67">BOOT.bin<text:tab/><text:tab/><text:span text:style-name="T10">The specific bootloader for this carrier (for SD boot)</text:span></text:p>
      <text:p text:style-name="P67">uImage <text:s text:c="29"/><text:span text:style-name="T10">The kernel image</text:span></text:p>
      <text:p text:style-name="P67">uramdisk.image.gz <text:s text:c="11"/><text:span text:style-name="T10">The initial ramdisk initrd</text:span></text:p>
      <text:p text:style-name="P67">rootfs.ext2 <text:s text:c="24"/><text:span text:style-name="T10">The root file system, to be mounted onto the ramdisk</text:span></text:p>
      <text:p text:style-name="P67"/>
      <text:p text:style-name="P65">Optionally:</text:p>
      <text:p text:style-name="P67">ACQ2106_TOP_04_ff_ff_ff_ff_ff_9011_32B_UDP.bit.gz:</text:p>
      <text:p text:style-name="P67"><text:span text:style-name="T10">This is a “PROMOTED” fpga image - provided this image is compatible with the module payload, it will be loaded in preference to the first compatible image in the fpga stock. This is useful for:</text:span></text:p>
      <text:list xml:id="list1556068724" text:style-name="L21">
        <text:list-item>
          <text:p text:style-name="P66">Development: load a test image in preference to the release image.</text:p>
        </text:list-item>
        <text:list-item>
          <text:p text:style-name="P66">Patch: when the FPGA image doesn’t exist in the release yet.</text:p>
        </text:list-item>
        <text:list-item>
          <text:p text:style-name="P66">Promoted: when the stock contains multiple compatible images, and we want to force a particular personality to load eg: DEC10 filter.</text:p>
        </text:list-item>
      </text:list>
      <text:p text:style-name="P65"/>
      <text:h text:style-name="P16" text:outline-level="1"><text:bookmark-start text:name="__RefHeading___Toc11493_1143718671"/>User/System Integrator Guide<text:bookmark-end text:name="__RefHeading___Toc11493_1143718671"/></text:h>
      <text:h text:style-name="P27" text:outline-level="2"><text:bookmark-start text:name="__RefHeading___Toc11495_1143718671"/>u-boot environment<text:bookmark-end text:name="__RefHeading___Toc11495_1143718671"/></text:h>
      <text:p text:style-name="P67"/>
      <text:h text:style-name="P33" text:outline-level="3"><text:bookmark-start text:name="__RefHeading___Toc11497_1143718671"/>z7io<text:bookmark-end text:name="__RefHeading___Toc11497_1143718671"/></text:h>
      <text:p text:style-name="P68">z7io has NO unit-specific customization in the u-boot environment. Instead, the z7io u-boot reads the eth0 MAC address from a soldered PROM.</text:p>
      <text:h text:style-name="P27" text:outline-level="2"><text:bookmark-start text:name="__RefHeading___Toc11499_1143718671"/>kernel options<text:bookmark-end text:name="__RefHeading___Toc11499_1143718671"/></text:h>
      <text:p text:style-name="P67"/>
      <text:h text:style-name="P27" text:outline-level="2"><text:bookmark-start text:name="__RefHeading___Toc11501_1143718671"/>userland options.<text:bookmark-end text:name="__RefHeading___Toc11501_1143718671"/></text:h>
      <text:p text:style-name="P67"/>
      <text:h text:style-name="P27" text:outline-level="2"><text:bookmark-start text:name="__RefHeading___Toc11503_1143718671"/>packages<text:bookmark-end text:name="__RefHeading___Toc11503_1143718671"/></text:h>
      <text:p text:style-name="P67"/>
      <text:p text:style-name="P67"/>
      <text:h text:style-name="P16" text:outline-level="1"><text:bookmark-start text:name="__RefHeading___Toc11505_1143718671"/>Developer Guide.<text:bookmark-end text:name="__RefHeading___Toc11505_1143718671"/></text:h>
      <text:h text:style-name="P27" text:outline-level="2"><text:bookmark-start text:name="__RefHeading___Toc11507_1143718671"/>BOOT.BIN<text:bookmark-end text:name="__RefHeading___Toc11507_1143718671"/></text:h>
      <text:p text:style-name="P67"/>
      <text:h text:style-name="P27" text:outline-level="2"><text:bookmark-start text:name="__RefHeading___Toc11509_1143718671"/>kernel and devicetrees<text:bookmark-end text:name="__RefHeading___Toc11509_1143718671"/></text:h>
      <text:p text:style-name="P67"/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Courier" svg:font-family="Courier, monospace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loext:opacity="100%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Times New Roman" fo:font-family="'Times New Roman'" style:font-pitch="variable" fo:font-style="normal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20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7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Courier New" fo:font-family="'Courier New'" style:font-style-name="Normal" style:font-family-generic="modern" style:font-pitch="fixed" fo:font-size="10.5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style-name="Regular" style:font-family-generic="modern" style:font-pitch="fixed" fo:font-size="10pt" fo:font-weight="normal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.command" style:display-name="Text body.command" style:family="paragraph" style:parent-style-name="Text_20_body">
      <style:paragraph-properties fo:line-height="100%"/>
      <style:text-properties style:font-name="Courier" fo:font-family="Courier, monospace" fo:font-weight="bold" style:font-name-asian="Courier" style:font-family-asian="Courier, monospace" style:font-weight-asian="bold" style:font-name-complex="Courier" style:font-family-complex="Courier, monospace" style:font-weight-complex="bold"/>
    </style:style>
    <style:style style:name="PostIt" style:family="paragraph" style:parent-style-name="Text_20_body" style:next-style-name="Text_20_body">
      <loext:graphic-properties draw:fill="solid" draw:fill-color="#ffff00" draw:opacity="100%"/>
      <style:paragraph-properties fo:background-color="#ffff00" fo:padding="0.051cm" fo:border="0.06pt solid #000000" fo:keep-with-next="always">
        <style:tab-stops/>
      </style:paragraph-properties>
      <style:text-properties fo:font-style="normal" fo:background-color="#ffff00"/>
    </style:style>
    <style:style style:name="TableContents2" style:family="paragraph" style:parent-style-name="Table_20_Contents" style:class="extra">
      <style:text-properties fo:font-size="10.5pt" fo:font-weight="normal"/>
    </style:style>
    <style:style style:name="PreformattedTextBox" style:family="paragraph" style:parent-style-name="Preformatted_20_Text">
      <style:paragraph-properties fo:keep-together="always" fo:padding="0.051cm" fo:border="0.06pt solid #000000"/>
      <style:text-properties style:font-name="DejaVu Sans1" fo:font-family="'DejaVu Sans'" style:font-style-name="Book" style:font-family-generic="swiss" style:font-pitch="variable" fo:font-weight="normal"/>
    </style:style>
    <style:style style:name="AbstractText" style:family="paragraph" style:parent-style-name="Standard">
      <style:paragraph-properties fo:line-height="150%">
        <style:tab-stops/>
      </style:paragraph-properties>
      <style:text-properties style:font-name="Times New Roman1" fo:font-family="'Times New Roman'" style:font-style-name="Regular" style:font-pitch="variable"/>
    </style:style>
    <style:style style:name="AbstractTitle1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 fo:font-size="14pt" fo:font-weight="bold"/>
    </style:style>
    <style:style style:name="AbstractAuthor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/>
    </style:style>
    <style:style style:name="AbstractAffiliation" style:family="paragraph" style:parent-style-name="AbstractAuthor">
      <style:text-properties fo:font-style="italic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ition" style:family="text">
      <style:text-properties style:font-name="DejaVu Sans" fo:font-family="'DejaVu Sans'" style:font-style-name="Bold" style:font-family-generic="swiss" style:font-pitch="variable" fo:font-size="10pt" fo:font-weight="bol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PreformattedTextWords" style:family="text" style:parent-style-name="Teletype">
      <style:text-properties style:font-name="DejaVu Sans1" fo:font-family="'DejaVu Sans'" style:font-style-name="Book" style:font-family-generic="swiss" style:font-pitch="variable" fo:font-size="10pt" fo:font-weight="normal" fo:background-color="transparen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ed_20_Term" style:display-name="Defined Term" style:family="text">
      <style:text-properties fo:font-style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standard" style:family="graphic">
      <style:graphic-properties fo:margin-left="0cm" fo:margin-right="0cm" fo:margin-top="0cm" fo:margin-bottom="0cm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/>
    <style:style style:name="text" style:family="graphic" style:parent-style-name="standard"/>
    <style:style style:name="textbody" style:family="graphic" style:parent-style-name="standard"/>
    <style:style style:name="textbodyjustfied" style:family="graphic" style:parent-style-name="standard"/>
    <style:style style:name="textbodyindent" style:family="graphic" style:parent-style-name="standard">
      <style:graphic-properties fo:margin-left="0cm" fo:margin-right="0cm"/>
    </style:style>
    <style:style style:name="title" style:family="graphic" style:parent-style-name="standard"/>
    <style:style style:name="title1" style:family="graphic" style:parent-style-name="standard"/>
    <style:style style:name="title2" style:family="graphic" style:parent-style-name="standard">
      <style:graphic-properties fo:margin-left="0.199cm" fo:margin-right="0.199cm" fo:margin-top="0.101cm" fo:margin-bottom="0.101cm"/>
    </style:style>
    <style:style style:name="headline" style:family="graphic" style:parent-style-name="standard">
      <style:graphic-properties fo:margin-top="0.42cm" fo:margin-bottom="0.21cm"/>
    </style:style>
    <style:style style:name="headline1" style:family="graphic" style:parent-style-name="standard">
      <style:graphic-properties fo:margin-top="0.42cm" fo:margin-bottom="0.21cm"/>
    </style:style>
    <style:style style:name="headline2" style:family="graphic" style:parent-style-name="standard">
      <style:graphic-properties fo:margin-top="0.42cm" fo:margin-bottom="0.21cm"/>
    </style:style>
    <style:style style:name="measure" style:family="graphic" style:parent-style-name="standard"/>
    <text:outline-style style:name="Outline">
      <text:outline-level-style text:level="1" loext:num-list-format="%1% " style:num-suffix=" " style:num-format="1">
        <style:list-level-properties/>
      </text:outline-level-style>
      <text:outline-level-style text:level="2" loext:num-list-format="%1%.%2% " style:num-suffix=" " style:num-format="1" text:display-levels="2">
        <style:list-level-properties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1%.%2%.%3%.%4%  " style:num-suffix="  " style:num-format="1" text:display-levels="4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1fe59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Caption">ACQ400_ArchitectureGuide<text:tab/><text:tab/>D-TACQ Solutions Ltd </text:p>
      </style:header>
      <style:footer>
        <text:p text:style-name="MP1">Rev <text:span text:style-name="MT1">1</text:span><text:tab/>Page <text:page-number text:select-page="current">16</text:page-number><text:s/>of <text:page-count>16</text:page-count><text:tab/>Date: 1 <text:span text:style-name="MT1">May 2022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ACQ400_ArchitectureGuide</dc:title>
    <meta:creation-date>2022-05-28T16:50:27.619929733</meta:creation-date>
    <meta:editing-cycles>9</meta:editing-cycles>
    <meta:editing-duration>PT3H39M23S</meta:editing-duration>
    <dc:date>2022-05-28T21:29:31.534027103</dc:date>
    <meta:document-statistic meta:table-count="1" meta:image-count="0" meta:object-count="0" meta:page-count="16" meta:paragraph-count="236" meta:word-count="2282" meta:character-count="14233" meta:non-whitespace-character-count="11803"/>
    <meta:user-defined meta:name="Info 1"/>
    <meta:user-defined meta:name="Info 2"/>
    <meta:user-defined meta:name="Info 3"/>
    <meta:user-defined meta:name="Info 4"/>
    <meta:template xlink:type="simple" xlink:actuate="onRequest" xlink:title="D-TACQ_formal_document_template" xlink:href="../../../../../Docs/Templates/D-TACQ/D-TACQ_formal_document_template.ott" meta:date="2022-05-28T16:50:26.782926709"/>
  </office:meta>
</office:document-meta>
</file>